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ercentage-of-users-attended-a-contest/" text:style-name="Internet_20_link" text:visited-style-name="Visited_20_Internet_20_Link"><text:span text:style-name="T1">1633. Percentage of Users Attended a Contest</text:span></text:a></text:p>
      <text:section text:style-name="Sect1" text:name="headlessui-popover-button-:r1d:">
        <text:p text:style-name="Standard"/>
      </text:section>
      <text:p text:style-name="P4">Easy</text:p>
      <text:p text:style-name="P4">300</text:p>
      <text:p text:style-name="P4">34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user_id <text:s text:c="4"/>| int <text:s text:c="4"/>|</text:p>
      <text:p text:style-name="P2">| user_name <text:s text:c="2"/>| varchar |</text:p>
      <text:p text:style-name="P2">+-------------+---------+</text:p>
      <text:p text:style-name="P2">user_id is the primary key (column with unique values) for this table.</text:p>
      <text:p text:style-name="P1">Each row of this table contains the name and the id of a user.</text:p>
      <text:p text:style-name="P6"> </text:p>
      <text:p text:style-name="P7"><text:span text:style-name="T1">Table: </text:span><text:span text:style-name="Source_20_Text"><text:span text:style-name="T2">Register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contest_id <text:s/>| int <text:s text:c="4"/>|</text:p>
      <text:p text:style-name="P2">| user_id <text:s text:c="4"/>| int <text:s text:c="4"/>|</text:p>
      <text:p text:style-name="P2">+-------------+---------+</text:p>
      <text:p text:style-name="P2">(contest_id, user_id) is the primary key (combination of columns with unique values) for this table.</text:p>
      <text:p text:style-name="P1">Each row of this table contains the id of a user and the contest they registered into.</text:p>
      <text:p text:style-name="P6"> </text:p>
      <text:p text:style-name="P7"><text:span text:style-name="T1">Write a solution to find the percentage of the users registered in each contest rounded to </text:span><text:span text:style-name="Strong_20_Emphasis"><text:span text:style-name="T1">two decimals</text:span></text:span><text:span text:style-name="T1">.</text:span></text:p>
      <text:p text:style-name="P7"><text:span text:style-name="T1">Return the result table ordered by </text:span><text:span text:style-name="Source_20_Text"><text:span text:style-name="T2">percentage</text:span></text:span><text:span text:style-name="T1"> in </text:span><text:span text:style-name="Strong_20_Emphasis"><text:span text:style-name="T1">descending order</text:span></text:span><text:span text:style-name="T1">. In case of a tie, order it by </text:span><text:span text:style-name="Source_20_Text"><text:span text:style-name="T2">contest_id</text:span></text:span><text:span text:style-name="T1"> in </text:span><text:span text:style-name="Strong_20_Emphasis"><text:span text:style-name="T1">ascending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Users table:</text:p>
      <text:p text:style-name="P2">+---------+-----------+</text:p>
      <text:p text:style-name="P2">| user_id | user_name |</text:p>
      <text:p text:style-name="P2">+---------+-----------+</text:p>
      <text:p text:style-name="P2">| 6 <text:s text:c="6"/>| Alice <text:s text:c="4"/>|</text:p>
      <text:p text:style-name="P2">| 2 <text:s text:c="6"/>| Bob <text:s text:c="6"/>|</text:p>
      <text:p text:style-name="P2">| 7 <text:s text:c="6"/>| Alex <text:s text:c="5"/>|</text:p>
      <text:p text:style-name="P2">+---------+-----------+</text:p>
      <text:p text:style-name="P2">Register table:</text:p>
      <text:p text:style-name="P2">+------------+---------+</text:p>
      <text:p text:style-name="P2">| contest_id | user_id |</text:p>
      <text:p text:style-name="P2">+------------+---------+</text:p>
      <text:p text:style-name="P2">| 215 <text:s text:c="7"/>| 6 <text:s text:c="6"/>|</text:p>
      <text:p text:style-name="P2">| 209 <text:s text:c="7"/>| 2 <text:s text:c="6"/>|</text:p>
      <text:p text:style-name="P2">| 208 <text:s text:c="7"/>| 2 <text:s text:c="6"/>|</text:p>
      <text:p text:style-name="P2">| 210 <text:s text:c="7"/>| 6 <text:s text:c="6"/>|</text:p>
      <text:p text:style-name="P2">| 208 <text:s text:c="7"/>| 6 <text:s text:c="6"/>|</text:p>
      <text:p text:style-name="P2">| 209 <text:s text:c="7"/>| 7 <text:s text:c="6"/>|</text:p>
      <text:p text:style-name="P2">| 209 <text:s text:c="7"/>| 6 <text:s text:c="6"/>|</text:p>
      <text:p text:style-name="P2">| 215 <text:s text:c="7"/>| 7 <text:s text:c="6"/>|</text:p>
      <text:p text:style-name="P2">| 208 <text:s text:c="7"/>| 7 <text:s text:c="6"/>|</text:p>
      <text:p text:style-name="P2">| 210 <text:s text:c="7"/>| 2 <text:s text:c="6"/>|</text:p>
      <text:p text:style-name="P2">| 207 <text:s text:c="7"/>| 2 <text:s text:c="6"/>|</text:p>
      <text:p text:style-name="P2">| 210 <text:s text:c="7"/>| 7 <text:s text:c="6"/>|</text:p>
      <text:p text:style-name="P2">+------------+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+</text:p>
      <text:p text:style-name="P2">| contest_id | percentage |</text:p>
      <text:p text:style-name="P2">+------------+------------+</text:p>
      <text:p text:style-name="P2">| 208 <text:s text:c="7"/>| 100.0 <text:s text:c="5"/>|</text:p>
      <text:p text:style-name="P2">| 209 <text:s text:c="7"/>| 100.0 <text:s text:c="5"/>|</text:p>
      <text:p text:style-name="P2">| 210 <text:s text:c="7"/>| 100.0 <text:s text:c="5"/>|</text:p>
      <text:p text:style-name="P2">| 215 <text:s text:c="7"/>| 66.67 <text:s text:c="5"/>|</text:p>
      <text:p text:style-name="P2">| 207 <text:s text:c="7"/>| 33.33 <text:s text:c="5"/>|</text:p>
      <text:p text:style-name="P2">+------------+------------+</text:p>
      <text:p text:style-name="P3"><text:span text:style-name="Strong_20_Emphasis"><text:span text:style-name="T1">Explanation:</text:span></text:span><text:span text:style-name="T1"> </text:span></text:p>
      <text:p text:style-name="P2">All the users registered in contests 208, 209, and 210. The percentage is 100% and we sort them in the answer table by contest_id in ascending order.</text:p>
      <text:p text:style-name="P2">Alice and Alex registered in contest 215 and the percentage is ((2/3) * 100) = 66.67%</text:p>
      <text:p text:style-name="P1">Bob registered in contest 207 and the percentage is ((1/3) * 100) = 33.33%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4:57:18.571000000</dc:date>
    <meta:editing-duration>PT9S</meta:editing-duration>
    <meta:editing-cycles>1</meta:editing-cycles>
    <meta:document-statistic meta:table-count="0" meta:image-count="0" meta:object-count="0" meta:page-count="2" meta:paragraph-count="72" meta:word-count="383" meta:character-count="2171" meta:non-whitespace-character-count="1603"/>
    <meta:generator>LibreOffice/7.2.2.2$Windows_X86_64 LibreOffice_project/02b2acce88a210515b4a5bb2e46cbfb63fe97d56</meta:generator>
  </office:meta>
</office:document-meta>
</file>